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8.306cm"/>
    </style:style>
    <style:style style:name="co2" style:family="table-column">
      <style:table-column-properties fo:break-before="auto" style:column-width="8.661cm"/>
    </style:style>
    <style:style style:name="co3" style:family="table-column">
      <style:table-column-properties fo:break-before="auto" style:column-width="9.751cm"/>
    </style:style>
    <style:style style:name="co4" style:family="table-column">
      <style:table-column-properties fo:break-before="auto" style:column-width="6.754cm"/>
    </style:style>
    <style:style style:name="co5" style:family="table-column">
      <style:table-column-properties fo:break-before="auto" style:column-width="8.28cm"/>
    </style:style>
    <style:style style:name="co6" style:family="table-column">
      <style:table-column-properties fo:break-before="auto" style:column-width="10.158cm"/>
    </style:style>
    <style:style style:name="co7" style:family="table-column">
      <style:table-column-properties fo:break-before="auto" style:column-width="9.04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6.0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Liberation Sans" fo:font-size="12pt" style:font-name-asian="DejaVu Sans" style:font-size-asian="12pt" style:font-name-complex="DejaVu Sans" style:font-size-complex="12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cm"/>
      <style:text-properties style:font-name="Liberation Sans" fo:font-size="12pt" style:font-size-asian="12pt" style:font-size-complex="12pt"/>
    </style:style>
    <style:style style:name="ce13" style:family="table-cell" style:parent-style-name="Default" style:data-style-name="N10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font-name="Liberation Sans" fo:font-size="12pt" style:font-name-asian="DejaVu Sans" style:font-size-asian="12pt" style:font-name-complex="DejaVu Sans" style:font-size-complex="12pt"/>
    </style:style>
    <style:style style:name="ce15" style:family="table-cell" style:parent-style-name="Default" style:data-style-name="N10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font-name="Liberation Sans" fo:font-size="12pt" style:font-size-asian="12pt" style:font-size-complex="12pt"/>
    </style:style>
    <style:style style:name="ce16" style:family="table-cell" style:parent-style-name="Default" style:data-style-name="N100">
      <style:table-cell-properties fo:background-color="#ffff00" style:text-align-source="fix" style:repeat-content="false" fo:wrap-option="wrap" style:vertical-align="top"/>
      <style:paragraph-properties fo:text-align="start" fo:margin-left="0cm"/>
      <style:text-properties style:font-name="Liberation Sans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Liberation Sans" fo:font-size="12pt" style:font-name-asian="DejaVu Sans" style:font-size-asian="12pt" style:font-name-complex="DejaVu Sans" style:font-size-complex="12pt"/>
    </style:style>
    <style:style style:name="T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DejaVu Sans" style:font-name-complex="DejaVu San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13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3"/>
        <table:table-column table:style-name="co7" table:default-cell-style-name="ce12"/>
        <table:table-row table:style-name="ro1">
          <table:table-cell table:style-name="ce1"/>
          <table:table-cell table:style-name="ce3" office:value-type="string" calcext:value-type="string">
            <text:p>Format de la preuve</text:p>
          </table:table-cell>
          <table:table-cell table:style-name="ce3" office:value-type="string" calcext:value-type="string">
            <text:p>Solution technique, organisationnelle, personnelle, physique</text:p>
          </table:table-cell>
          <table:table-cell table:style-name="ce3" office:value-type="string" calcext:value-type="string">
            <text:p>Responsable</text:p>
          </table:table-cell>
          <table:table-cell table:style-name="ce3" office:value-type="string" calcext:value-type="string">
            <text:p>Indicateurs</text:p>
          </table:table-cell>
          <table:table-cell office:value-type="string" calcext:value-type="string">
            <text:p>Couts humain, financiers</text:p>
          </table:table-cell>
          <table:table-cell table:style-name="ce3" office:value-type="string" calcext:value-type="string">
            <text:p>Eventuellement : risque ou opportunité</text:p>
          </table:table-cell>
        </table:table-row>
        <table:table-row table:style-name="ro2">
          <table:table-cell office:value-type="string" calcext:value-type="string">
            <text:p>A.7.7 : Bureau propre et écran vide </text:p>
          </table:table-cell>
          <table:table-cell table:style-name="ce12" office:value-type="string" calcext:value-type="string">
            <text:p>- Physique, constat de l’organisation des locaux, de l’impossibilité d’accéder à des informations numériques lorsque un poste de travail est laissé vacant, documents sous clef</text:p>
            <text:p>- Documentaire, note de service contenant les directives</text:p>
          </table:table-cell>
          <table:table-cell office:value-type="string" calcext:value-type="string">
            <text:p>- Réaménager l’espace de travail</text:p>
            <text:p>- Ordonner les documents dans des espaces de rangements adaptés et sécurisés</text:p>
            <text:p>- Numériser un maximum de documents</text:p>
            <text:p>- Classer les fichiers informatiques dans des espaces sécurisés</text:p>
            <text:p>- Verrouiller les postes informatiques (mot de passe pour ouvrir une session, sortir de l’économiseur d’écran)</text:p>
            <text:p>- Sensibiliser les salariés aux enjeux</text:p>
          </table:table-cell>
          <table:table-cell office:value-type="string" calcext:value-type="string">
            <text:p>- Responsable « Clean Desk »</text:p>
            <text:p>- Managers</text:p>
          </table:table-cell>
          <table:table-cell office:value-type="string" calcext:value-type="string">
            <text:p>- Vols de matériel</text:p>
            <text:p>- Vols d’effet personnels</text:p>
            <text:p>- Fuite d’informations</text:p>
            <text:p>- Perte de documents</text:p>
            <text:p/>
          </table:table-cell>
          <table:table-cell table:style-name="ce15" office:value-type="string" calcext:value-type="string">
            <text:p>- Destructeur de papiers, un par open-space, par service ou pour n salariés : 300€</text:p>
            <text:p>- Bureau avec tiroirs verrouillables : 550€</text:p>
            <text:p>- Espaces de rangements adaptés : 140€</text:p>
            <text:p>- Armoire verrouillable : 600€</text:p>
            <text:p>- Formation des salariés (enjeux et méthodes) : 4H chacun + 4H formateur</text:p>
            <text:p>- Nettoyage, réaménagement par salarié : 1 jour (je suis large parce que les gens n’aiment pas changer leurs habitudes)</text:p>
          </table:table-cell>
          <table:table-cell table:style-name="ce17" office:value-type="string" calcext:value-type="string">
            <text:p>- Réduction du stress</text:p>
            <text:p>- Concentration accrue</text:p>
            <text:p>- Meilleure productivité</text:p>
            <text:p><text:span text:style-name="T1">- Meilleure image (partenaires, clients,…)</text:span></text:p>
          </table:table-cell>
        </table:table-row>
        <table:table-row table:style-name="ro2">
          <table:table-cell office:value-type="string" calcext:value-type="string">
            <text:p>A.8.1 : Terminaux utilisateurs</text:p>
          </table:table-cell>
          <table:table-cell office:value-type="string" calcext:value-type="string">
            <text:p>- Physique, impossibilité d’accéder à certaines URL, certaines données, impossibilité d’installer certaines applications</text:p>
            <text:p>- Documentaire, configuration supervisée des postes de travail</text:p>
          </table:table-cell>
          <table:table-cell office:value-type="string" calcext:value-type="string">
            <text:p>- Contrôle d’accès au réseau (NAC)</text:p>
            <text:p>- Classification de données</text:p>
            <text:p>- Filtrage des URL</text:p>
            <text:p>- Configuration d’un pare-feu autour des données et des applications sensibles basées sur le cloud</text:p>
            <text:p>- Bac à sable</text:p>
            <text:p/>
          </table:table-cell>
          <table:table-cell office:value-type="string" calcext:value-type="string">
            <text:p>- RSSI</text:p>
            <text:p>- Responsable de l'infrastructure informatique</text:p>
          </table:table-cell>
          <table:table-cell office:value-type="string" calcext:value-type="string">
            <text:p>- Fuite d'informations</text:p>
            <text:p>- Consultations d’URL non autorisées</text:p>
            <text:p>- Utilisation de logiciels non autorisés</text:p>
            <text:p/>
          </table:table-cell>
          <table:table-cell table:style-name="ce16" office:value-type="string" calcext:value-type="string">
            <text:p>- Mise en place d’un NAC</text:p>
            <text:p>- Classification des données</text:p>
            <text:p>- Filtrage des URL</text:p>
            <text:p>- Configuration pare-feu</text:p>
            <text:p>- Mise en place d'un bac à sable (demander au boulot combien ça coûte tout ça)</text:p>
          </table:table-cell>
          <table:table-cell office:value-type="string" calcext:value-type="string">
            <text:p>RAS</text:p>
          </table:table-cell>
        </table:table-row>
        <table:table-row table:style-name="ro2">
          <table:table-cell office:value-type="string" calcext:value-type="string">
            <text:p>A.8.5 : Authentification sécurisée</text:p>
          </table:table-cell>
          <table:table-cell office:value-type="string" calcext:value-type="string">
            <text:p>- Physique, possibilité d’accéder à certaines données seulement sous condition (responsabilité, fenêtre temporelle)</text:p>
            <text:p>- Documentaire, compte rendu, procédure d’authentification</text:p>
          </table:table-cell>
          <table:table-cell office:value-type="string" calcext:value-type="string">
            <text:p>- Authentification multi-facteur (MFA)</text:p>
            <text:p>- Authentification biométrique</text:p>
            <text:p>- Authentification contextuelle</text:p>
            <text:p>- Expiration / renouvellement de mots de passe</text:p>
            <text:p>- Révision régulière des accès et droits utilisateurs</text:p>
          </table:table-cell>
          <table:table-cell office:value-type="string" calcext:value-type="string">
            <text:p>- RSSI</text:p>
            <text:p>- Responsable de l'infrastructure informatique</text:p>
          </table:table-cell>
          <table:table-cell office:value-type="string" calcext:value-type="string">
            <text:p>- Fuite d'informations</text:p>
            <text:p>- Accès de certaines personnes à des services non-autorisés</text:p>
            <text:p>- Accès toujours possibles lorsqu’ils ne sont plus légitimes</text:p>
            <text:p>- Utilisation d’un même mot de passe plus longtemps qu’une période déterminé (par exemple 3 mois)</text:p>
          </table:table-cell>
          <table:table-cell table:style-name="ce12" office:value-type="string" calcext:value-type="string">
            <text:p>- Yubikey une par personne : 30€</text:p>
            <text:p>- Lecteur biométrique : 200€</text:p>
            <text:p>- Différents services permettent l’authentification contextuelle parmi d’autres services. Environ 5€ par mois et par personnes</text:p>
            <text:p>- Formation des salariés à la nouvelle procédure : 2H chacun + 2H de formateur</text:p>
          </table:table-cell>
          <table:table-cell office:value-type="string" calcext:value-type="string">
            <text:p>- Authentification rendue plus exigeante, risque de problème d'accès aux données (perte de token, oubli de mot de passe récemment modifié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3">00/00/0000</text:date>, <text:time style:data-style-name="N2" text:time-value="21:02:26.16453923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7T20:50:14.277495742</meta:creation-date>
    <meta:generator>LibreOffice/24.2.6.2$Linux_X86_64 LibreOffice_project/420$Build-2</meta:generator>
    <dc:date>2024-11-13T21:12:46.327714411</dc:date>
    <meta:editing-duration>PT2H20M48S</meta:editing-duration>
    <meta:editing-cycles>20</meta:editing-cycles>
    <meta:document-statistic meta:table-count="1" meta:cell-count="27" meta:object-count="0"/>
    <meta:user-defined meta:name="ProgId">Excel.Sheet</meta:user-defined>
  </office:meta>
</office:document-meta>
</file>